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46004" officeooo:paragraph-rsid="0014600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d2415" officeooo:paragraph-rsid="001d2415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a395d" officeooo:paragraph-rsid="001a395d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cff5d" officeooo:paragraph-rsid="001cff5d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46004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85178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919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919f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85178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1919ff" officeooo:paragraph-rsid="001919ff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1a395d" officeooo:paragraph-rsid="001a395d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officeooo:rsid="001cff5d" officeooo:paragraph-rsid="001cff5d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officeooo:rsid="001d5a61" officeooo:paragraph-rsid="001d5a61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46004" officeooo:paragraph-rsid="001cff5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officeooo:rsid="001cff5d" officeooo:paragraph-rsid="001cff5d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officeooo:rsid="00207956" officeooo:paragraph-rsid="00207956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207956" officeooo:paragraph-rsid="00207956" style:font-size-asian="11.3500003814697pt" style:font-size-complex="13pt"/>
    </style:style>
    <style:style style:name="T1" style:family="text">
      <style:text-properties officeooo:rsid="001d5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te/location/gestion d'un parc automobile</text:p>
      <text:p text:style-name="P1"/>
      <text:p text:style-name="P1"/>
      <text:p text:style-name="P1"/>
      <text:p text:style-name="P6">Ce projet consiste à réaliser un site web où l'on pourrait rechercher une voiture selon différent critères et ensuite l'acheter ou la louer. Pour cela nous utiliserons du html,du css , du php ainsi que du javascript.</text:p>
      <text:p text:style-name="P6"/>
      <text:p text:style-name="P9">Un véhicule est identifiée par sa marque , son modèle, sa puissance , son type de carburant , sa couleur, son immatriculation, le nombre de portières et ses options.</text:p>
      <text:p text:style-name="P5"/>
      <text:p text:style-name="P8">Les véhicules peuvent être louée ou achetée par les utilisateurs du site, chaque utilisateurs est identifié par son nom, son prénom, son mail, sa ville, sa date d'inscription.</text:p>
      <text:p text:style-name="P13">Les administrateurs sont des utilisateurs avec des droits en plus.</text:p>
      <text:p text:style-name="P7"/>
      <text:p text:style-name="P5"/>
      <text:p text:style-name="P10">Le site s'articulera autour d'une base de données qui stockera les utilisateurs, les administrateur, les véhicules, l'historique des commandes.</text:p>
      <text:p text:style-name="P10"/>
      <text:p text:style-name="P3">Achat d'un véhicule :</text:p>
      <text:p text:style-name="P11"/>
      <text:p text:style-name="P11">Le site redirige l'utilisateur sur une page où il pourra rentrer ses coordonnées.</text:p>
      <text:p text:style-name="P11"/>
      <text:p text:style-name="P3">Location d'un véhicule :</text:p>
      <text:p text:style-name="P3"/>
      <text:p text:style-name="P12">Le site redirige l'utilisateur s<text:span text:style-name="T1">ur une page</text:span> ou il pourra rentrer ses coordonnées.</text:p>
      <text:p text:style-name="P12"/>
      <text:p text:style-name="P4">Recherche :</text:p>
      <text:p text:style-name="P12"/>
      <text:p text:style-name="P12">Les utilisateurs pourront chercher un véhicule selon plusieurs critères : marque, <text:span text:style-name="T1">transmission et prix.</text:span></text:p>
      <text:p text:style-name="P12"/>
      <text:p text:style-name="P4">Inscription :</text:p>
      <text:p text:style-name="P12"/>
      <text:p text:style-name="P12">Avant d'acheter ou de louer un véhicule les utilisateurs devront s'inscrire sur une page où ils rentreront leur coordonnées (email,nom,prénom…) .</text:p>
      <text:p text:style-name="P12"/>
      <text:p text:style-name="P12"/>
      <text:p text:style-name="P4">Achats et location de particuliers à particuliers :</text:p>
      <text:p text:style-name="P4"/>
      <text:p text:style-name="P12">Les utilisateurs pourront vendre ou louer leur véhicule en donnant leur spécifications et leur prix </text:p>
      <text:p text:style-name="P3"/>
      <text:p text:style-name="P4">Réclamation :</text:p>
      <text:p text:style-name="P4"/>
      <text:p text:style-name="P12">Si les utilisateurs ont un quelconque problème avec le site ou leur véhicule ils pourront envoyer des messages aux administrateurs.</text:p>
      <text:p text:style-name="P17"><text:soft-page-break/>Suppression :</text:p>
      <text:p text:style-name="P17"/>
      <text:p text:style-name="P16">Si leur annonce n’ont pas trouvé preneur, les utilisateurs pourront la supprimer.</text:p>
      <text:p text:style-name="P16">Les administrateurs pourront supprimer les véhicules que le site ne vends plus.</text:p>
      <text:p text:style-name="P16"/>
      <text:p text:style-name="P17">Historique :</text:p>
      <text:p text:style-name="P17"/>
      <text:p text:style-name="P16">Les utilisateurs peuvent consulter leurs annonces ainsi que leur historique.</text:p>
      <text:p text:style-name="P16">Les administrateurs pourront consulter l’historique de toutes les commandes passées sur le site.</text:p>
      <text:p text:style-name="P1"/>
      <text:p text:style-name="P1"/>
      <text:p text:style-name="P2">https://github.com/Ganti7/Carmania</text:p>
      <text:p text:style-name="P1"/>
      <text:p text:style-name="P14">BESSAI Sofiane</text:p>
      <text:p text:style-name="P14">BIEMAR Alexandre</text:p>
      <text:p text:style-name="P14">FAUCONNIER Axe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52:40.545886573</meta:creation-date>
    <dc:date>2017-04-24T00:06:13.169000000</dc:date>
    <meta:editing-duration>PT1H5M43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8" meta:word-count="303" meta:character-count="2018" meta:non-whitespace-character-count="1742"/>
  </office:meta>
</office:document-meta>
</file>